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italic" style:font-style-asian="italic" style:font-style-complex="italic"/>
    </style:style>
    <style:style style:name="P3"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List_20_Paragraph">
      <style:paragraph-properties fo:margin-left="2.54cm" fo:margin-right="0cm" fo:text-align="justify" style:justify-single-word="false" fo:text-indent="0cm" style:auto-text-indent="false"/>
    </style:style>
    <style:style style:name="P6" style:family="paragraph" style:parent-style-name="List_20_Paragraph">
      <style:paragraph-properties fo:margin-left="3.81cm" fo:margin-right="0cm" fo:text-align="justify" style:justify-single-word="false" fo:text-indent="0cm" style:auto-text-indent="false"/>
    </style:style>
    <style:style style:name="P7" style:family="paragraph" style:parent-style-name="Standard" style:master-page-name="Standard">
      <style:paragraph-properties fo:text-align="justify" style:justify-single-word="false" style:page-number="auto"/>
      <style:text-properties fo:font-style="italic" style:font-style-asian="italic" style:font-style-complex="italic"/>
    </style:style>
    <style:style style:name="P8" style:family="paragraph" style:parent-style-name="List_20_Paragraph" style:list-style-name="WWNum1">
      <style:paragraph-properties fo:text-align="justify" style:justify-single-word="false"/>
      <style:text-properties fo:font-style="italic" fo:font-weight="bold" style:font-style-asian="italic" style:font-weight-asian="bold" style:font-style-complex="italic" style:font-weight-complex="bold"/>
    </style:style>
    <style:style style:name="P9" style:family="paragraph" style:parent-style-name="List_20_Paragraph" style:list-style-name="WWNum1">
      <style:paragraph-properties fo:text-align="justify" style:justify-single-word="false"/>
      <style:text-properties fo:font-style="italic" style:font-style-asian="italic" style:font-style-complex="italic"/>
    </style:style>
    <style:style style:name="P10" style:family="paragraph" style:parent-style-name="List_20_Paragraph" style:list-style-name="WWNum1">
      <style:paragraph-properties fo:text-align="justify" style:justify-single-word="false"/>
    </style:style>
    <style:style style:name="P11" style:family="paragraph" style:parent-style-name="List_20_Paragraph" style:list-style-name="WWNum5">
      <style:paragraph-properties fo:text-align="justify" style:justify-single-word="false"/>
    </style:style>
    <style:style style:name="P12" style:family="paragraph" style:parent-style-name="List_20_Paragraph" style:list-style-name="WWNum3">
      <style:paragraph-properties fo:text-align="justify" style:justify-single-word="false"/>
    </style:style>
    <style:style style:name="P13" style:family="paragraph" style:parent-style-name="List_20_Paragraph" style:list-style-name="WWNum3">
      <style:paragraph-properties fo:text-align="justify" style:justify-single-word="false"/>
      <style:text-properties fo:font-weight="bold" style:font-weight-asian="bold" style:font-weight-complex="bold"/>
    </style:style>
    <style:style style:name="P14" style:family="paragraph" style:parent-style-name="List_20_Paragraph" style:list-style-name="WWNum4">
      <style:paragraph-properties fo:text-align="justify" style:justify-single-word="false"/>
      <style:text-properties fo:font-weight="bold" style:font-weight-asian="bold" style:font-weight-complex="bold"/>
    </style:style>
    <style:style style:name="P15" style:family="paragraph" style:parent-style-name="List_20_Paragraph" style:list-style-name="WWNum4">
      <style:paragraph-properties fo:text-align="justify" style:justify-single-word="false"/>
      <style:text-properties fo:font-weight="bold" officeooo:rsid="0015226c" officeooo:paragraph-rsid="0015226c" style:font-weight-asian="bold" style:font-weight-complex="bold"/>
    </style:style>
    <style:style style:name="P16" style:family="paragraph" style:parent-style-name="List_20_Paragraph">
      <style:paragraph-properties fo:text-align="justify" style:justify-single-word="false"/>
      <style:text-properties fo:font-weight="bold" officeooo:rsid="0015226c" officeooo:paragraph-rsid="0015226c" style:font-weight-asian="bold" style:font-weight-complex="bold"/>
    </style:style>
    <style:style style:name="P17" style:family="paragraph" style:parent-style-name="List_20_Paragraph">
      <style:paragraph-properties fo:text-align="justify" style:justify-single-word="false"/>
      <style:text-properties fo:font-weight="bold" officeooo:rsid="0019a0e5" officeooo:paragraph-rsid="0015226c" style:font-weight-asian="bold" style:font-weight-complex="bold"/>
    </style:style>
    <style:style style:name="P18" style:family="paragraph" style:parent-style-name="List_20_Paragraph">
      <style:paragraph-properties fo:margin-left="0cm" fo:margin-right="0cm" fo:text-align="justify" style:justify-single-word="false" fo:text-indent="0cm" style:auto-text-indent="false"/>
      <style:text-properties fo:font-weight="bold" officeooo:rsid="0019a0e5" officeooo:paragraph-rsid="0019a0e5"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font-name="Times New Roman" fo:font-size="11pt" fo:background-color="#ffffff" loext:char-shading-value="0" style:font-name-asian="Times New Roman1" style:font-size-asian="11pt" style:language-asian="en" style:country-asian="GB" style:font-name-complex="Times New Roman1" style:font-size-complex="11pt"/>
    </style:style>
    <style:style style:name="T5" style:family="text">
      <style:text-properties officeooo:rsid="001648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dvanced Supervision, Maintenance, and Optimization (SMO) for Intelligent Transportation Systems (ITS)</text:p>
      <text:p text:style-name="P2"/>
      <text:list xml:id="list2508381226" text:style-name="WWNum1">
        <text:list-item>
          <text:p text:style-name="P8">Performance evaluation and optimization of ITSs -&gt; Comparacio amb un MPC tradicional</text:p>
        </text:list-item>
        <text:list-item>
          <text:p text:style-name="P9">Online monitoring and fault diagnosis for ITSs</text:p>
        </text:list-item>
        <text:list-item>
          <text:p text:style-name="P10"><text:span text:style-name="T2">Fault-tolerant control and performance recovery of ITSs</text:span><text:span text:style-name="T1"> </text:span><text:span text:style-name="T2">-&gt; Podrie ser la extension del que estem comentant si a principis d’any el LPV MPC funciona</text:span></text:p>
        </text:list-item>
        <text:list-item>
          <text:p text:style-name="P9">Lifecycle management and remaining useful life prediction of ITSs</text:p>
        </text:list-item>
        <text:list-item>
          <text:p text:style-name="P9">Fault identification and prognosis for ITSs</text:p>
        </text:list-item>
        <text:list-item>
          <text:p text:style-name="P9">Computer vision-based SMO for ITSs</text:p>
        </text:list-item>
        <text:list-item>
          <text:p text:style-name="P9">Fault simulation and injection for ITSs</text:p>
        </text:list-item>
        <text:list-item>
          <text:p text:style-name="P9">Explainable SMO designs for ITSs</text:p>
        </text:list-item>
        <text:list-item>
          <text:p text:style-name="P8">Heterogeneous and hybrid SMO designs for ITSs -&gt; El MPC desentralisat encaixa aqui dins</text:p>
        </text:list-item>
      </text:list>
      <text:p text:style-name="P3"/>
      <text:p text:style-name="P1">Title: collision avoidance LPV – DMPC for autonomous driving </text:p>
      <text:p text:style-name="P1"/>
      <text:p text:style-name="P1">Similarity with other works:</text:p>
      <text:p text:style-name="P1"/>
      <text:list xml:id="list3698025042" text:style-name="WWNum5">
        <text:list-item>
          <text:p text:style-name="P11">There are decentralised MPC (classic linearisation/non-linear optimisation) assessing planning and control problems.</text:p>
        </text:list-item>
        <text:list-item>
          <text:p text:style-name="P11">There LPV DMPC papers but none of them apply the algorithm to autonomous driving, also true for fuzzy logic controllers </text:p>
        </text:list-item>
      </text:list>
      <text:p text:style-name="P1"/>
      <text:p text:style-name="P1">Index</text:p>
      <text:list xml:id="list2520081242" text:style-name="WWNum3">
        <text:list-item>
          <text:p text:style-name="P12">Introduction </text:p>
        </text:list-item>
        <text:list-item>
          <text:p text:style-name="P12">State of the Art </text:p>
        </text:list-item>
        <text:list-item>
          <text:p text:style-name="P12">LPV Formulation of the MPC problem </text:p>
        </text:list-item>
        <text:list-item>
          <text:p text:style-name="P12">Modelling of the agent and communication network</text:p>
          <text:list>
            <text:list-item>
              <text:p text:style-name="P12">Curvature based model</text:p>
            </text:list-item>
            <text:list-item>
              <text:p text:style-name="P12">Each agent shares it’s states (x,y,theta) along the horizon wrt to the global frame -&gt; <text:span text:style-name="T3">First point where we could add some kind of fault tolerance by generating regions around the stats in an informed manner, this would allow to handle unmanned vehicles by adding uncertainty on its position</text:span></text:p>
            </text:list-item>
          </text:list>
        </text:list-item>
      </text:list>
      <text:p text:style-name="P5"/>
      <text:list xml:id="list112437097599532" text:continue-numbering="true" text:style-name="WWNum3">
        <text:list-item>
          <text:p text:style-name="P12">Collision avoidance -&gt; mixing and representing these constraints presented before -&gt; I think we can go with the naïve approach</text:p>
        </text:list-item>
      </text:list>
      <text:p text:style-name="P1"/>
      <text:list xml:id="list112436795972951" text:continue-numbering="true" text:style-name="WWNum3">
        <text:list-item>
          <text:p text:style-name="P12"><text:span text:style-name="T3">LPV – DMPC -&gt; Second contribution of this paper </text:span>We want to maximise the traversed velocity ds ( we can add ds as a state model to avoid having issues convexity <text:span text:style-name="T4">Optimal LPV-based Control and Estimation for Autonomous Vehicles</text:span>)</text:p>
        </text:list-item>
      </text:list>
      <text:p text:style-name="P5"/>
      <text:list xml:id="list112436392478048" text:continue-numbering="true" text:style-name="WWNum3">
        <text:list-item>
          <text:list>
            <text:list-item>
              <text:list>
                <text:list-item>
                  <text:p text:style-name="P12">Enhance the velocity</text:p>
                </text:list-item>
                <text:list-item>
                  <text:p text:style-name="P12"><text:soft-page-break/>Penalise possible c<text:span text:style-name="T5">J</text:span>ollisions (the closer it is the bigger the penalty, we could link this bit to the uncertainty in the tube of each surrounding agent) </text:p>
                </text:list-item>
                <text:list-item>
                  <text:p text:style-name="P12">Penalise deviation from predicted path to avoid changing behavio[\overline{y_e}, \underline{y_e} ]urs unless it very cost effective </text:p>
                </text:list-item>
              </text:list>
            </text:list-item>
          </text:list>
        </text:list-item>
      </text:list>
      <text:p text:style-name="P6"/>
      <text:list xml:id="list112437312718308" text:continue-numbering="true" text:style-name="WWNum3">
        <text:list-item>
          <text:list>
            <text:list-item>
              <text:p text:style-name="P12">Each agent plans a trajectory respecting the “likeliness” of the trajectory of its pears</text:p>
            </text:list-item>
            <text:list-item>
              <text:p text:style-name="P13">Possible contribution: add priorities through penalisation, (one agent might force the rest of the fleet to change their behaviour)</text:p>
            </text:list-item>
          </text:list>
        </text:list-item>
      </text:list>
      <text:p text:style-name="P4"/>
      <text:list xml:id="list3337583839" text:style-name="WWNum4">
        <text:list-item>
          <text:p text:style-name="P14">Experiments in CARLA </text:p>
          <text:list>
            <text:list-item>
              <text:p text:style-name="P14">Baseline case: Single agent MPC</text:p>
            </text:list-item>
            <text:list-item>
              <text:p text:style-name="P14">Comparison: Multi agent MPC </text:p>
              <text:p text:style-name="P14"/>
            </text:list-item>
          </text:list>
        </text:list-item>
        <text:list-item>
          <text:p text:style-name="P15">NOTES: DMPC is already done in the literature applied to cloud hosted aplications for load balancing </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8"><text:soft-page-break/></text:p>
      <text:p text:style-name="P18"/>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weight="bold"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weight="bold"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72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64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2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45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2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26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Facerias Pelegri</meta:initial-creator>
    <meta:editing-cycles>9</meta:editing-cycles>
    <meta:creation-date>2022-12-20T11:38:00</meta:creation-date>
    <dc:date>2023-01-24T11:24:36.002052540</dc:date>
    <meta:editing-duration>PT3H30M23S</meta:editing-duration>
    <meta:generator>LibreOffice/6.0.7.3$Linux_X86_64 LibreOffice_project/00m0$Build-3</meta:generator>
    <meta:document-statistic meta:table-count="0" meta:image-count="0" meta:object-count="0" meta:page-count="3" meta:paragraph-count="33" meta:word-count="407" meta:character-count="2519" meta:non-whitespace-character-count="21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